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Arial, sans-serif"/>
    <style:font-face style:name="Tahoma1" svg:font-family="Tahoma"/>
    <style:font-face style:name="Verdana" svg:font-family="Verdan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3"/>
    <style:style style:name="P3" style:family="paragraph" style:parent-style-name="Standard" style:list-style-name="L8"/>
    <style:style style:name="P4" style:family="paragraph" style:parent-style-name="Standard">
      <style:paragraph-properties fo:break-before="page"/>
    </style:style>
    <style:style style:name="P5" style:family="paragraph" style:parent-style-name="Text_20_body" style:list-style-name="L9"/>
    <style:style style:name="P6" style:family="paragraph" style:parent-style-name="Text_20_body" style:list-style-name="L10"/>
    <style:style style:name="P7" style:family="paragraph" style:parent-style-name="Text_20_body" style:list-style-name="L11"/>
    <style:style style:name="P8" style:family="paragraph" style:parent-style-name="Text_20_body" style:list-style-name="L12"/>
    <style:style style:name="P9" style:family="paragraph" style:parent-style-name="Text_20_body" style:list-style-name="L13"/>
    <style:style style:name="P10" style:family="paragraph" style:parent-style-name="Text_20_body" style:list-style-name="L14"/>
    <style:style style:name="P11" style:family="paragraph" style:parent-style-name="Text_20_body" style:list-style-name="L15"/>
    <style:style style:name="P12" style:family="paragraph" style:parent-style-name="Text_20_body" style:list-style-name="L16"/>
    <style:style style:name="P13" style:family="paragraph" style:parent-style-name="Text_20_body" style:list-style-name="L17"/>
    <style:style style:name="P14" style:family="paragraph" style:parent-style-name="Text_20_body" style:list-style-name="L18"/>
    <style:style style:name="P15" style:family="paragraph" style:parent-style-name="Text_20_body" style:list-style-name="L19"/>
    <style:style style:name="P16" style:family="paragraph" style:parent-style-name="Text_20_body" style:list-style-name="L20"/>
    <style:style style:name="P17" style:family="paragraph" style:parent-style-name="Heading_20_2">
      <style:paragraph-properties fo:break-before="page"/>
    </style:style>
    <style:style style:name="P18" style:family="paragraph" style:parent-style-name="Table_20_Heading">
      <style:paragraph-properties fo:text-align="start" style:justify-single-word="false" fo:padding="0in" fo:border="none"/>
    </style:style>
    <style:style style:name="P19" style:family="paragraph" style:parent-style-name="Table_20_Contents">
      <style:paragraph-properties fo:text-align="start" style:justify-single-word="false" fo:padding="0in" fo:border="none"/>
    </style:style>
    <style:style style:name="T1" style:family="text">
      <style:text-properties fo:font-variant="normal" fo:text-transform="none" fo:color="#000000" style:font-name="Verdana" fo:font-size="11.25pt" fo:letter-spacing="normal" fo:font-style="normal" fo:font-weight="normal"/>
    </style:style>
    <style:style style:name="T2" style:family="text">
      <style:text-properties fo:font-variant="normal" fo:text-transform="none" fo:color="#000000" style:font-name="Verdana" fo:font-size="11.25pt" fo:letter-spacing="normal" fo:font-style="normal" fo:font-weight="normal" fo:background-color="transparent"/>
    </style:style>
    <style:style style:name="T3" style:family="text">
      <style:text-properties fo:font-variant="normal" fo:text-transform="none" fo:color="#000000" style:font-name="Verdana" fo:font-size="11.25pt" fo:letter-spacing="normal" fo:font-style="normal" fo:font-weight="bold"/>
    </style:style>
    <style:style style:name="T4" style:family="text">
      <style:text-properties fo:font-variant="normal" fo:text-transform="none" fo:color="#000000" style:font-name="Verdana" fo:font-size="12pt" fo:letter-spacing="normal" fo:font-style="normal" fo:font-weight="normal"/>
    </style:style>
    <style:style style:name="T5" style:family="text">
      <style:text-properties fo:font-variant="normal" fo:text-transform="none" fo:color="#000000" style:font-name="Verdana" fo:font-size="12pt" fo:letter-spacing="normal" fo:font-style="normal" fo:font-weight="normal" fo:background-color="#d9eee1"/>
    </style:style>
    <style:style style:name="T6" style:family="text">
      <style:text-properties fo:font-variant="normal" fo:text-transform="none" fo:color="#000000" style:font-name="Verdana" fo:font-size="12pt" fo:letter-spacing="normal" fo:font-style="normal" fo:font-weight="bold"/>
    </style:style>
    <style:style style:name="T7" style:family="text">
      <style:text-properties fo:font-variant="normal" fo:text-transform="none" fo:color="#000000" style:font-name="Verdana" fo:font-size="13.5pt" fo:letter-spacing="normal" fo:font-style="normal" fo:font-weight="normal"/>
    </style:style>
    <style:style style:name="T8" style:family="text">
      <style:text-properties fo:font-variant="normal" fo:text-transform="none" fo:color="#000000" style:font-name="Verdana" fo:font-size="13.5pt" fo:letter-spacing="normal" fo:font-style="normal" fo:font-weight="bold"/>
    </style:style>
    <style:style style:name="T9" style:family="text">
      <style:text-properties fo:font-weight="bold"/>
    </style:style>
    <style:style style:name="T10" style:family="text">
      <style:text-properties style:font-name="Verdana" fo:font-size="12pt"/>
    </style:style>
    <style:style style:name="T11" style:family="text">
      <style:text-properties fo:font-size="12pt"/>
    </style:style>
    <style:style style:name="T12" style:family="text">
      <style:text-propertie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2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2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2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3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2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2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2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3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gramming Languages</text:p>
      <text:p text:style-name="Standard"/>
      <text:p text:style-name="Standard"/>
      <text:p text:style-name="Standard">What is a programming languge?</text:p>
      <text:p text:style-name="Standard"/>
      <text:p text:style-name="Standard"/>
      <text:p text:style-name="Standard">Modern Digital Computers are machines that communicate to each other using computer code. Computer code is series of chararcters typed onto an input device such as a keyboard. Such code is seperated into groups called programming languages. Programming languages differ on what they are used for and how they are structured. The structure of a programming language is called it's "syntax". Syntax is the various ways that one programming languages keywords or symbols and the sequence of them differs from another language. Two languages can be used to achieve the same instructions to a computer but their syntax may be different. Syntax is therefore the vocabulary of commands and patterns of them that a language uses.</text:p>
      <text:p text:style-name="Standard"/>
      <text:p text:style-name="Standard"/>
      <text:p text:style-name="Standard"/>
      <text:p text:style-name="Standard">There are different types of programming languages that can be classified by type: Frontend, backend, and script. A frontend language is used to build websites. This is code responsible for the images and visual text you see on a website. Backend languages are used to handle memory allocation of web or device apps. Memory is an area of a computer where instructions are stored that tell the computer how to run a piece of software, called "application (app)" or "program". Scripting languages are used most often to translate instructions between front-end and back-end languages.</text:p>
      <text:p text:style-name="Standard"/>
      <text:p text:style-name="Standard"/>
      <text:p text:style-name="Standard">And there you have it: Programing languages are the different groups of syntax that form the series of keystrokes that computer programmers type to send, recieve, or store data onto computer hardware to build software programs.</text:p>
      <text:p text:style-name="Standard"/>
      <text:p text:style-name="Standard"/>
      <text:p text:style-name="Standard"/>
      <text:p text:style-name="Standard">The level of difficulty in learning a programming language is based on how complicated the syntax is. Certain frontend languages like Html, CSS, javascript or even python are considered beginners languages, while so-called strongly typed languages like C#, C++, GO, and Rust are considered much more difficult but have flexibility and can build software not possible with front-end or scripting languages alone.</text:p>
      <text:p text:style-name="Standard"/>
      <text:p text:style-name="Standard"/>
      <text:p text:style-name="Standard">Even if a person wants to learn complicated programming tasks it is helpful, and often required to learn basic languages first. Here is a recommended list of programming languages to explore from easiest to hardest:</text:p>
      <text:p text:style-name="Standard"/>
      <text:p text:style-name="Standard"/>
      <text:p text:style-name="Standard"/>
      <text:list xml:id="list3512905994947316785" text:style-name="L1">
        <text:list-item>
          <text:p text:style-name="P1">HTML- used for formatting text on static websites. Very easy to learn. Start here.</text:p>
        </text:list-item>
        <text:list-item>
          <text:p text:style-name="P1">CSS- use for styling HTML so that it looks better and is more functional. </text:p>
        </text:list-item>
        <text:list-item>
          <text:p text:style-name="P1">Javascript- used for "programming? Websites so that they have functions like dynamic buttons that perform app-like tasks.</text:p>
        </text:list-item>
        <text:list-item>
          <text:p text:style-name="P1">Python- uses a command line interface to make apps or perform tasks. Journey into app building begins here.</text:p>
        </text:list-item>
        <text:list-item>
          <text:p text:style-name="P1">SQL- used for building databased based of form data. Forms contain fields like <text:soft-page-break/>name/email/phone# for contact lists. Databases are tables of information that programs use to organize form data.</text:p>
        </text:list-item>
        <text:list-item>
          <text:p text:style-name="P1">Basic- A beginners language for making simple programs and learning syntax before moving to C, and then C++ or C#.</text:p>
        </text:list-item>
        <text:list-item>
          <text:p text:style-name="P1">Java- an intermidiete scripting language taught in college used to practice concepts in computer science degrees. It is used in many real world applications most notable ATMs. </text:p>
        </text:list-item>
        <text:list-item>
          <text:p text:style-name="P1">PHP- a simple but powerful language that is used for web development of dynamic webpages. Things like sending emails, collecting webforms, ecommerce, adding interactivity to static pages.</text:p>
        </text:list-item>
        <text:list-item>
          <text:p text:style-name="P1">C- basic version of the C family of languages used to learn how to build backend logic and access program memory. </text:p>
        </text:list-item>
        <text:list-item>
          <text:p text:style-name="P1">C++ - advanced version of C family of languages used to build full enterprise software and have greater control over memory to increase oerfirmance. C++ is used in any type of full for sale commercial programs that users downloiad and run directly off their computer, things like productivity software to memory intensive video games.</text:p>
        </text:list-item>
        <text:list-item>
          <text:p text:style-name="P1">C#- Microsoft version of C used for networking and adminstractive website duties and team build projects.</text:p>
        </text:list-item>
        <text:list-item>
          <text:p text:style-name="P1">Bootstrap- a CSS framwork for building prfessional looking websites faster.</text:p>
        </text:list-item>
        <text:list-item>
          <text:p text:style-name="P1">React- a JavaScript library for building user interfaces.</text:p>
        </text:list-item>
        <text:list-item>
          <text:p text:style-name="P1">MySQL is a very popular open-source relational database management system (RDBMS).</text:p>
        </text:list-item>
        <text:list-item>
          <text:p text:style-name="P1">The purpose of jQuery is to make it much easier to use JavaScript on your website.</text:p>
        </text:list-item>
        <text:list-item>
          <text:p text:style-name="P1">Excel is the world's most used spreadsheet program</text:p>
        </text:list-item>
        <text:list-item>
          <text:p text:style-name="P1">XML is a software- and hardware-independent tool for storing and transporting data.</text:p>
        </text:list-item>
        <text:list-item>
          <text:p text:style-name="P1">Django is a back-end server side web framework.</text:p>
        </text:list-item>
      </text:list>
      <text:p text:style-name="Standard"><text:line-break/></text:p>
      <text:list xml:id="list43351391" text:continue-numbering="true" text:style-name="L1">
        <text:list-item>
          <text:p text:style-name="P1">NumPy is a Python library used for working with arrays. It stands for Numerical Python, it does math.</text:p>
        </text:list-item>
        <text:list-item>
          <text:p text:style-name="P1">Panda is a pythong lirary for Pandas is a Python library used for working with data sets. It is a tool of data scientists.</text:p>
        </text:list-item>
      </text:list>
      <text:p text:style-name="Standard"/>
      <text:list xml:id="list43370451" text:continue-numbering="true" text:style-name="L1">
        <text:list-item>
          <text:p text:style-name="P1">Node.js is a free, open source tool that lets you run JavaScript outside the web browser. This is helpful in server design.</text:p>
        </text:list-item>
      </text:list>
      <text:p text:style-name="Standard"/>
      <text:list xml:id="list43365436" text:continue-numbering="true" text:style-name="L1">
        <text:list-item>
          <text:p text:style-name="P1">DSA- Data Structures and Algorithms (DSA) is a fundamental part of Computer Science that teaches you how to think and solve complex problems systematically.</text:p>
        </text:list-item>
        <text:list-item>
          <text:p text:style-name="P1">AngularJS is a JavaScript framework. It can be added to an HTML page with a &lt;script&gt; tag. AngularJS extends HTML attributes with Directives, and binds data to HTML with Expressions.</text:p>
        </text:list-item>
        <text:list-item>
          <text:p text:style-name="P1">Git works on your computer, but you also use it with online services like GitHub, GitLab, or Bitbucket to share your work with others. These are called remote repositories. </text:p>
        </text:list-item>
        <text:list-item>
          <text:p text:style-name="P1">PostgreSQL is an free open-source database system that supports both relational (SQL) and non-relational (JSON) queries.</text:p>
        </text:list-item>
      </text:list>
      <text:p text:style-name="Standard">PostgreSQL is a back-end database for dynamic websites and web applications.</text:p>
      <text:p text:style-name="Standard">PostgreSQL supports the most important programming languages:</text:p>
      <text:list xml:id="list9068028634207725193" text:style-name="L3">
        <text:list-item>
          <text:p text:style-name="P2">Python</text:p>
        </text:list-item>
        <text:list-item>
          <text:p text:style-name="P2">Java</text:p>
        </text:list-item>
        <text:list-item>
          <text:p text:style-name="P2">C/C++</text:p>
        </text:list-item>
        <text:list-item>
          <text:p text:style-name="P2">C#</text:p>
        </text:list-item>
        <text:list-item>
          <text:p text:style-name="P2">Node.js</text:p>
        </text:list-item>
        <text:list-item>
          <text:p text:style-name="P2">Go</text:p>
        </text:list-item>
        <text:list-item>
          <text:p text:style-name="P2">Ruby</text:p>
        </text:list-item>
        <text:list-item>
          <text:p text:style-name="P2"><text:soft-page-break/>Perl</text:p>
        </text:list-item>
        <text:list-item>
          <text:p text:style-name="P2">Tcl</text:p>
        </text:list-item>
      </text:list>
      <text:list xml:id="list43366503" text:continue-list="list43365436" text:style-name="L1">
        <text:list-item>
          <text:p text:style-name="P1">MongoDB is a document database. It stores data in a type of JSON format called BSON. </text:p>
        </text:list-item>
        <text:list-item>
          <text:p text:style-name="P1">ASP stands for Active Server Pages</text:p>
        </text:list-item>
      </text:list>
      <text:p text:style-name="Standard">ASP is a development framework for building web pages.</text:p>
      <text:list xml:id="list43354536" text:continue-numbering="true" text:style-name="L1">
        <text:list-item>
          <text:p text:style-name="P1">Machine Learning is a subfield of Artificial intelligence </text:p>
        </text:list-item>
        <text:list-item>
          <text:p text:style-name="P1">R is a programming language.</text:p>
        </text:list-item>
      </text:list>
      <text:p text:style-name="Standard">R is often used for statistical computing and graphical presentation to analyze and visualize data.</text:p>
      <text:p text:style-name="Standard"/>
      <text:list xml:id="list43355864" text:continue-numbering="true" text:style-name="L1">
        <text:list-item>
          <text:p text:style-name="P1">Go is a fast, statically typed, compiled language known for its simplicity and efficiency</text:p>
        </text:list-item>
        <text:list-item>
          <text:p text:style-name="P1">Kotlin is easy to learn, especially if you already know Java (it is 100% compatible with Java).</text:p>
        </text:list-item>
        <text:list-item>
          <text:p text:style-name="P1">Sass is a CSS pre-processor. Sass reduces repetition of CSS and therefore saves time</text:p>
        </text:list-item>
        <text:list-item>
          <text:p text:style-name="P1">Vue is a popular JavaScript framework.</text:p>
        </text:list-item>
        <text:list-item>
          <text:p text:style-name="P1">Generative AI can help boost your productivity if used correctly.</text:p>
        </text:list-item>
        <text:list-item>
          <text:p text:style-name="P1">SciPy is a scientific computation library that uses NumPy underneath.</text:p>
        </text:list-item>
        <text:list-item>
          <text:p text:style-name="P1">Data Science is a combination of multiple disciplines that uses statistics, data analysis, and machine learning to analyze data and to extract knowledge and insights from it. </text:p>
        </text:list-item>
        <text:list-item>
          <text:p text:style-name="P1">Bash is used to write scripts and run commands on Linux systems.</text:p>
        </text:list-item>
      </text:list>
      <text:p text:style-name="Standard">It helps automate tasks, manage system operations, and boost productivity.</text:p>
      <text:list xml:id="list7114674784642372458" text:style-name="L8">
        <text:list-item>
          <text:p text:style-name="P3">Rust is a popular programming language used to build everything from web servers to game engines. Rust is known for being very fast, and is similar to C and C++ in language.</text:p>
        </text:list-item>
      </text:list>
      <text:p text:style-name="Standard"/>
      <text:p text:style-name="Standard"><text:line-break/><text:line-break/></text:p>
      <text:p text:style-name="Standard"><text:line-break/></text:p>
      <text:p text:style-name="Standard"><text:line-break/></text:p>
      <text:p text:style-name="Standard"><text:line-break/></text:p>
      <text:p text:style-name="Standard"><text:line-break/></text:p>
      <text:p text:style-name="Standard"><text:line-break/></text:p>
      <text:p text:style-name="Standard"/>
      <text:p text:style-name="Standard"/>
      <text:p text:style-name="Standard"/>
      <text:h text:style-name="P17" text:outline-level="2"><text:span text:style-name="Strong_20_Emphasis">1. Core Web Development</text:span></text:h>
      <text:list xml:id="list447546991458604581" text:style-name="L9">
        <text:list-item>
          <text:p text:style-name="P5"><text:span text:style-name="Strong_20_Emphasis">HTML</text:span> – Formats text and content for static websites. Very easy to learn.</text:p>
        </text:list-item>
        <text:list-item>
          <text:p text:style-name="P5"><text:span text:style-name="Strong_20_Emphasis">CSS</text:span> – Styles HTML so it looks better and is more functional.</text:p>
        </text:list-item>
        <text:list-item>
          <text:p text:style-name="P5"><text:span text:style-name="Strong_20_Emphasis">JavaScript</text:span> – Adds dynamic, interactive features like buttons, animations, and app-like behavior.</text:p>
        </text:list-item>
        <text:list-item>
          <text:p text:style-name="P5"><text:span text:style-name="Strong_20_Emphasis">Bootstrap</text:span> – A CSS framework for building professional-looking websites faster.</text:p>
        </text:list-item>
        <text:list-item>
          <text:p text:style-name="P5"><text:span text:style-name="Strong_20_Emphasis">React</text:span> – A JavaScript library for building user interfaces.</text:p>
        </text:list-item>
        <text:list-item>
          <text:p text:style-name="P5"><text:span text:style-name="Strong_20_Emphasis">jQuery</text:span> – Makes JavaScript easier to write and use across browsers.</text:p>
        </text:list-item>
        <text:list-item>
          <text:p text:style-name="P5"><text:span text:style-name="Strong_20_Emphasis">AngularJS</text:span> – A JavaScript framework that extends HTML with directives and binds data to HTML with expressions.</text:p>
        </text:list-item>
        <text:list-item>
          <text:p text:style-name="P5"><text:span text:style-name="Strong_20_Emphasis">Vue</text:span> – A popular JavaScript framework for building user interfaces.</text:p>
        </text:list-item>
        <text:list-item>
          <text:p text:style-name="P5"><text:span text:style-name="Strong_20_Emphasis">Sass</text:span> – A CSS preprocessor that reduces repetition and speeds up styling.</text:p>
        </text:list-item>
      </text:list>
      <text:p text:style-name="Horizontal_20_Line"/>
      <text:h text:style-name="Heading_20_2" text:outline-level="2"><text:span text:style-name="Strong_20_Emphasis">2. Programming Languages</text:span></text:h>
      <text:list xml:id="list1731244734391881482" text:style-name="L10">
        <text:list-item>
          <text:p text:style-name="P6"><text:span text:style-name="Strong_20_Emphasis">Python</text:span> – A versatile language for apps, automation, data science, and web development.</text:p>
        </text:list-item>
        <text:list-item>
          <text:p text:style-name="P6"><text:span text:style-name="Strong_20_Emphasis">Basic</text:span> – An introductory language for learning programming syntax.</text:p>
        </text:list-item>
        <text:list-item>
          <text:p text:style-name="P6"><text:span text:style-name="Strong_20_Emphasis">C</text:span> – A foundational programming language for backend logic and memory management.</text:p>
        </text:list-item>
        <text:list-item>
          <text:p text:style-name="P6"><text:span text:style-name="Strong_20_Emphasis">C++</text:span> – An advanced version of C for building high-performance software and games.</text:p>
        </text:list-item>
        <text:list-item>
          <text:p text:style-name="P6"><text:span text:style-name="Strong_20_Emphasis">C#</text:span> – Microsoft’s C-family language for applications, websites, and enterprise software.</text:p>
        </text:list-item>
        <text:list-item>
          <text:p text:style-name="P6"><text:span text:style-name="Strong_20_Emphasis">Java</text:span> – A widely used language for enterprise systems, Android apps, and embedded devices like ATMs.</text:p>
        </text:list-item>
        <text:list-item>
          <text:p text:style-name="P6"><text:span text:style-name="Strong_20_Emphasis">PHP</text:span> – A web development language for dynamic pages, forms, e-commerce, and interactivity.</text:p>
        </text:list-item>
        <text:list-item>
          <text:p text:style-name="P6"><text:span text:style-name="Strong_20_Emphasis">Go</text:span> – A fast, compiled language known for simplicity and efficiency.</text:p>
        </text:list-item>
        <text:list-item>
          <text:p text:style-name="P6"><text:span text:style-name="Strong_20_Emphasis">Kotlin</text:span> – A modern, Java-compatible language often used for Android apps.</text:p>
        </text:list-item>
        <text:list-item>
          <text:p text:style-name="P6"><text:span text:style-name="Strong_20_Emphasis">Rust</text:span> – A high-performance language for web servers, system tools, and game engines.</text:p>
        </text:list-item>
        <text:list-item>
          <text:p text:style-name="P6"><text:span text:style-name="Strong_20_Emphasis">R</text:span> – A language for statistical computing, data analysis, and visualization.</text:p>
        </text:list-item>
        <text:list-item>
          <text:p text:style-name="P6"><text:span text:style-name="Strong_20_Emphasis">Bash</text:span> – A scripting language for automating tasks on Linux and Unix systems.</text:p>
        </text:list-item>
      </text:list>
      <text:p text:style-name="Horizontal_20_Line"/>
      <text:h text:style-name="Heading_20_2" text:outline-level="2"><text:span text:style-name="Strong_20_Emphasis">3. Databases</text:span></text:h>
      <text:list xml:id="list3279740221063814164" text:style-name="L11">
        <text:list-item>
          <text:p text:style-name="P7"><text:span text:style-name="Strong_20_Emphasis">SQL</text:span> – Language for managing and querying relational databases.</text:p>
        </text:list-item>
        <text:list-item>
          <text:p text:style-name="P7"><text:span text:style-name="Strong_20_Emphasis">MySQL</text:span> – A popular open-source relational database management system (RDBMS).</text:p>
        </text:list-item>
        <text:list-item>
          <text:p text:style-name="P7"><text:span text:style-name="Strong_20_Emphasis">PostgreSQL</text:span> – An open-source database supporting SQL and JSON queries, used for dynamic websites and apps.</text:p>
        </text:list-item>
        <text:list-item>
          <text:p text:style-name="P7"><text:span text:style-name="Strong_20_Emphasis">MongoDB</text:span> – A document-based database storing data in BSON (JSON-like format).</text:p>
        </text:list-item>
      </text:list>
      <text:p text:style-name="Horizontal_20_Line"><text:soft-page-break/></text:p>
      <text:h text:style-name="Heading_20_2" text:outline-level="2"><text:span text:style-name="Strong_20_Emphasis">4. Backend &amp; Server-Side</text:span></text:h>
      <text:list xml:id="list4248890270444959679" text:style-name="L12">
        <text:list-item>
          <text:p text:style-name="P8"><text:span text:style-name="Strong_20_Emphasis">Node.js</text:span> – Runs JavaScript outside the browser, often for backend development.</text:p>
        </text:list-item>
        <text:list-item>
          <text:p text:style-name="P8"><text:span text:style-name="Strong_20_Emphasis">Django</text:span> – A Python-based backend web framework.</text:p>
        </text:list-item>
        <text:list-item>
          <text:p text:style-name="P8"><text:span text:style-name="Strong_20_Emphasis">ASP (Active Server Pages)</text:span> – A Microsoft framework for building dynamic web pages.</text:p>
        </text:list-item>
      </text:list>
      <text:p text:style-name="Horizontal_20_Line"/>
      <text:h text:style-name="Heading_20_2" text:outline-level="2"><text:span text:style-name="Strong_20_Emphasis">5. Data Science &amp; AI</text:span></text:h>
      <text:list xml:id="list3939976840936073079" text:style-name="L13">
        <text:list-item>
          <text:p text:style-name="P9"><text:span text:style-name="Strong_20_Emphasis">NumPy</text:span> – A Python library for numerical and array-based computations.</text:p>
        </text:list-item>
        <text:list-item>
          <text:p text:style-name="P9"><text:span text:style-name="Strong_20_Emphasis">Pandas</text:span> – A Python library for working with datasets and data analysis.</text:p>
        </text:list-item>
        <text:list-item>
          <text:p text:style-name="P9"><text:span text:style-name="Strong_20_Emphasis">SciPy</text:span> – A scientific computing library built on NumPy.</text:p>
        </text:list-item>
        <text:list-item>
          <text:p text:style-name="P9"><text:span text:style-name="Strong_20_Emphasis">Machine Learning</text:span> – A subfield of AI for building systems that learn from data.</text:p>
        </text:list-item>
        <text:list-item>
          <text:p text:style-name="P9"><text:span text:style-name="Strong_20_Emphasis">Data Science</text:span> – Combines statistics, analysis, and machine learning to extract insights from data.</text:p>
        </text:list-item>
        <text:list-item>
          <text:p text:style-name="P9"><text:span text:style-name="Strong_20_Emphasis">Generative AI</text:span> – AI models that can produce text, images, code, and other creative outputs.</text:p>
        </text:list-item>
      </text:list>
      <text:p text:style-name="Horizontal_20_Line"/>
      <text:h text:style-name="Heading_20_2" text:outline-level="2"><text:span text:style-name="Strong_20_Emphasis">6. Development Tools</text:span></text:h>
      <text:list xml:id="list8486857893346969289" text:style-name="L14">
        <text:list-item>
          <text:p text:style-name="P10"><text:span text:style-name="Strong_20_Emphasis">Git</text:span> – A version control system for tracking code changes locally.</text:p>
        </text:list-item>
        <text:list-item>
          <text:p text:style-name="P10"><text:span text:style-name="Strong_20_Emphasis">GitHub/GitLab/Bitbucket</text:span> – Remote repositories for storing and collaborating on code.</text:p>
        </text:list-item>
        <text:list-item>
          <text:p text:style-name="P10"><text:span text:style-name="Strong_20_Emphasis">Excel</text:span> – A spreadsheet program for organizing and analyzing data.</text:p>
        </text:list-item>
        <text:list-item>
          <text:p text:style-name="P10"><text:span text:style-name="Strong_20_Emphasis">XML</text:span> – A markup language for storing and transporting data.</text:p>
        </text:list-item>
        <text:list-item>
          <text:p text:style-name="P10"><text:span text:style-name="Strong_20_Emphasis">DSA (Data Structures &amp; Algorithms)</text:span> – Fundamental CS concepts for solving problems efficiently.</text:p>
        </text:list-item>
      </text:list>
      <text:p text:style-name="Standard"/>
      <text:h text:style-name="P17" text:outline-level="2"><text:span text:style-name="Strong_20_Emphasis">1. Core Web Development</text:span></text:h>
      <text:list xml:id="list728921823875767479" text:style-name="L15">
        <text:list-item>
          <text:p text:style-name="P11"><text:span text:style-name="Strong_20_Emphasis">HTML</text:span> – Formats text and content for static websites.<text:line-break/><text:span text:style-name="Emphasis">Example:</text:span> <text:span text:style-name="Source_20_Text">&lt;h1&gt;Welcome to Malone University&lt;/h1&gt;</text:span></text:p>
        </text:list-item>
        <text:list-item>
          <text:p text:style-name="P11"><text:span text:style-name="Strong_20_Emphasis">CSS</text:span> – Styles HTML so it looks better and is more functional.<text:line-break/><text:span text:style-name="Emphasis">Example:</text:span> <text:span text:style-name="Source_20_Text">h1 { color: blue; font-size: 2em; }</text:span></text:p>
        </text:list-item>
        <text:list-item>
          <text:p text:style-name="P11"><text:span text:style-name="Strong_20_Emphasis">JavaScript</text:span> – Adds dynamic, interactive features to web pages.<text:line-break/><text:span text:style-name="Emphasis">Example:</text:span> <text:span text:style-name="Source_20_Text">alert("Hello, World!");</text:span></text:p>
        </text:list-item>
        <text:list-item>
          <text:p text:style-name="P11"><text:span text:style-name="Strong_20_Emphasis">Bootstrap</text:span> – CSS framework for building responsive websites quickly.<text:line-break/><text:span text:style-name="Emphasis">Example:</text:span> <text:span text:style-name="Source_20_Text">&lt;button class="btn btn-primary"&gt;Click Me&lt;/button&gt;</text:span></text:p>
        </text:list-item>
        <text:list-item>
          <text:p text:style-name="P11"><text:span text:style-name="Strong_20_Emphasis">React</text:span> – JavaScript library for building user interfaces.<text:line-break/><text:span text:style-name="Emphasis">Example:</text:span> <text:span text:style-name="Source_20_Text">const App = () =&gt; &lt;h1&gt;Hello React!&lt;/h1&gt;;</text:span></text:p>
        </text:list-item>
        <text:list-item>
          <text:p text:style-name="P11"><text:span text:style-name="Strong_20_Emphasis">jQuery</text:span> – Makes JavaScript easier to write.<text:line-break/><text:span text:style-name="Emphasis">Example:</text:span> <text:span text:style-name="Source_20_Text">$("#demo").hide();</text:span></text:p>
        </text:list-item>
        <text:list-item>
          <text:p text:style-name="P11"><text:span text:style-name="Strong_20_Emphasis">AngularJS</text:span> – JavaScript framework for dynamic web apps.<text:line-break/><text:span text:style-name="Emphasis">Example:</text:span> <text:span text:style-name="Source_20_Text">&lt;p ng-bind="name"&gt;&lt;/p&gt;</text:span></text:p>
        </text:list-item>
        <text:list-item>
          <text:p text:style-name="P11"><text:span text:style-name="Strong_20_Emphasis">Vue</text:span> – JavaScript framework for building UIs.<text:line-break/><text:span text:style-name="Emphasis">Example:</text:span> <text:span text:style-name="Source_20_Text">&lt;p&gt;{{ message }}&lt;/p&gt;</text:span></text:p>
        </text:list-item>
        <text:list-item>
          <text:p text:style-name="P11"><text:span text:style-name="Strong_20_Emphasis">Sass</text:span> – CSS preprocessor for faster styling.<text:line-break/><text:span text:style-name="Emphasis">Example:</text:span> <text:span text:style-name="Source_20_Text">$primary: blue; body { color: $primary; }</text:span></text:p>
        </text:list-item>
      </text:list>
      <text:p text:style-name="Horizontal_20_Line"/>
      <text:h text:style-name="Heading_20_2" text:outline-level="2"><text:span text:style-name="Strong_20_Emphasis">2. Programming Languages</text:span></text:h>
      <text:list xml:id="list7556536118287165321" text:style-name="L16">
        <text:list-item>
          <text:p text:style-name="P12"><text:span text:style-name="Strong_20_Emphasis">Python</text:span> – General-purpose language for apps, automation, and data.<text:line-break/><text:span text:style-name="Emphasis">Example:</text:span> <text:span text:style-name="Source_20_Text">print("Hello, World!")</text:span></text:p>
        </text:list-item>
        <text:list-item>
          <text:p text:style-name="P12"><text:span text:style-name="Strong_20_Emphasis">Basic</text:span> – Beginner’s language for learning syntax.<text:line-break/><text:span text:style-name="Emphasis">Example:</text:span> <text:span text:style-name="Source_20_Text">PRINT "Hello World"</text:span></text:p>
        </text:list-item>
        <text:list-item>
          <text:p text:style-name="P12"><text:span text:style-name="Strong_20_Emphasis">C</text:span> – Foundational language for systems programming.<text:line-break/><text:span text:style-name="Emphasis">Example:</text:span> <text:span text:style-name="Source_20_Text">printf("Hello, World!\n");</text:span></text:p>
        </text:list-item>
        <text:list-item>
          <text:p text:style-name="P12"><text:span text:style-name="Strong_20_Emphasis">C++</text:span> – High-performance programming for games and software.<text:line-break/><text:span text:style-name="Emphasis">Example:</text:span> <text:span text:style-name="Source_20_Text">std::cout &lt;&lt; "Hello, World!" &lt;&lt; std::endl;</text:span></text:p>
        </text:list-item>
        <text:list-item>
          <text:p text:style-name="P12"><text:span text:style-name="Strong_20_Emphasis">C#</text:span> – Microsoft’s language for apps and enterprise solutions.<text:line-break/><text:span text:style-name="Emphasis">Example:</text:span> <text:span text:style-name="Source_20_Text">Console.WriteLine("Hello, World!");</text:span></text:p>
        </text:list-item>
        <text:list-item>
          <text:p text:style-name="P12"><text:span text:style-name="Strong_20_Emphasis">Java</text:span> – Widely used for enterprise apps and Android.<text:line-break/><text:span text:style-name="Emphasis">Example:</text:span> <text:span text:style-name="Source_20_Text">System.out.println("Hello, World!");</text:span></text:p>
        </text:list-item>
        <text:list-item>
          <text:p text:style-name="P12"><text:span text:style-name="Strong_20_Emphasis">PHP</text:span> – Server-side scripting for dynamic websites.<text:line-break/><text:span text:style-name="Emphasis">Example:</text:span> <text:span text:style-name="Source_20_Text">&lt;?php echo "Hello, World!"; ?&gt;</text:span></text:p>
        </text:list-item>
        <text:list-item>
          <text:p text:style-name="P12"><text:span text:style-name="Strong_20_Emphasis">Go</text:span> – Fast, compiled language for modern apps.<text:line-break/><text:span text:style-name="Emphasis">Example:</text:span> <text:span text:style-name="Source_20_Text">fmt.Println("Hello, World!")</text:span></text:p>
        </text:list-item>
        <text:list-item>
          <text:p text:style-name="P12"><text:span text:style-name="Strong_20_Emphasis">Kotlin</text:span> – Modern language compatible with Java.<text:line-break/><text:span text:style-name="Emphasis">Example:</text:span> <text:span text:style-name="Source_20_Text">println("Hello, World!")</text:span></text:p>
        </text:list-item>
        <text:list-item>
          <text:p text:style-name="P12"><text:soft-page-break/><text:span text:style-name="Strong_20_Emphasis">Rust</text:span> – High-performance systems language.<text:line-break/><text:span text:style-name="Emphasis">Example:</text:span> <text:span text:style-name="Source_20_Text">println!("Hello, World!");</text:span></text:p>
        </text:list-item>
        <text:list-item>
          <text:p text:style-name="P12"><text:span text:style-name="Strong_20_Emphasis">R</text:span> – Language for statistics and data visualization.<text:line-break/><text:span text:style-name="Emphasis">Example:</text:span> <text:span text:style-name="Source_20_Text">print("Hello, World!")</text:span></text:p>
        </text:list-item>
        <text:list-item>
          <text:p text:style-name="P12"><text:span text:style-name="Strong_20_Emphasis">Bash</text:span> – Scripting language for Linux command automation.<text:line-break/><text:span text:style-name="Emphasis">Example:</text:span> <text:span text:style-name="Source_20_Text">echo "Hello, World!"</text:span></text:p>
        </text:list-item>
      </text:list>
      <text:p text:style-name="Horizontal_20_Line"/>
      <text:h text:style-name="Heading_20_2" text:outline-level="2"><text:span text:style-name="Strong_20_Emphasis">3. Databases</text:span></text:h>
      <text:list xml:id="list6532323133921136581" text:style-name="L17">
        <text:list-item>
          <text:p text:style-name="P13"><text:span text:style-name="Strong_20_Emphasis">SQL</text:span> – Language for managing and querying databases.<text:line-break/><text:span text:style-name="Emphasis">Example:</text:span> <text:span text:style-name="Source_20_Text">SELECT * FROM users;</text:span></text:p>
        </text:list-item>
        <text:list-item>
          <text:p text:style-name="P13"><text:span text:style-name="Strong_20_Emphasis">MySQL</text:span> – Popular open-source relational database.<text:line-break/><text:span text:style-name="Emphasis">Example:</text:span> <text:span text:style-name="Source_20_Text">CREATE DATABASE school;</text:span></text:p>
        </text:list-item>
        <text:list-item>
          <text:p text:style-name="P13"><text:span text:style-name="Strong_20_Emphasis">PostgreSQL</text:span> – Advanced open-source database supporting SQL &amp; JSON.<text:line-break/><text:span text:style-name="Emphasis">Example:</text:span> <text:span text:style-name="Source_20_Text">SELECT name-&gt;&gt;'first' FROM students;</text:span></text:p>
        </text:list-item>
        <text:list-item>
          <text:p text:style-name="P13"><text:span text:style-name="Strong_20_Emphasis">MongoDB</text:span> – NoSQL database storing JSON-like documents.<text:line-break/><text:span text:style-name="Emphasis">Example:</text:span> <text:span text:style-name="Source_20_Text">db.students.insertOne({ name: "John" });</text:span></text:p>
        </text:list-item>
      </text:list>
      <text:p text:style-name="Horizontal_20_Line"/>
      <text:h text:style-name="Heading_20_2" text:outline-level="2"><text:span text:style-name="Strong_20_Emphasis">4. Backend &amp; Server-Side</text:span></text:h>
      <text:list xml:id="list7938380775186043031" text:style-name="L18">
        <text:list-item>
          <text:p text:style-name="P14"><text:span text:style-name="Strong_20_Emphasis">Node.js</text:span> – Runs JavaScript on the server.<text:line-break/><text:span text:style-name="Emphasis">Example:</text:span> <text:span text:style-name="Source_20_Text">console.log("Server running...");</text:span></text:p>
        </text:list-item>
        <text:list-item>
          <text:p text:style-name="P14"><text:span text:style-name="Strong_20_Emphasis">Django</text:span> – Python backend framework for web apps.<text:line-break/><text:span text:style-name="Emphasis">Example:</text:span> <text:span text:style-name="Source_20_Text">urlpatterns = [path('', views.home)]</text:span></text:p>
        </text:list-item>
        <text:list-item>
          <text:p text:style-name="P14"><text:span text:style-name="Strong_20_Emphasis">ASP (Active Server Pages)</text:span> – Microsoft’s framework for dynamic sites.<text:line-break/><text:span text:style-name="Emphasis">Example:</text:span> <text:span text:style-name="Source_20_Text">&lt;% Response.Write("Hello, World!") %&gt;</text:span></text:p>
        </text:list-item>
      </text:list>
      <text:p text:style-name="Horizontal_20_Line"/>
      <text:h text:style-name="Heading_20_2" text:outline-level="2"><text:span text:style-name="Strong_20_Emphasis">5. Data Science &amp; AI</text:span></text:h>
      <text:list xml:id="list112673659229073853" text:style-name="L19">
        <text:list-item>
          <text:p text:style-name="P15"><text:span text:style-name="Strong_20_Emphasis">NumPy</text:span> – Python library for numerical computing.<text:line-break/><text:span text:style-name="Emphasis">Example:</text:span> <text:span text:style-name="Source_20_Text">import numpy as np; np.array([1,2,3])</text:span></text:p>
        </text:list-item>
        <text:list-item>
          <text:p text:style-name="P15"><text:span text:style-name="Strong_20_Emphasis">Pandas</text:span> – Python library for working with datasets.<text:line-break/><text:span text:style-name="Emphasis">Example:</text:span> <text:span text:style-name="Source_20_Text">import pandas as pd; pd.DataFrame({"Name":["John"]})</text:span></text:p>
        </text:list-item>
        <text:list-item>
          <text:p text:style-name="P15"><text:span text:style-name="Strong_20_Emphasis">SciPy</text:span> – Scientific computing library built on NumPy.<text:line-break/><text:span text:style-name="Emphasis">Example:</text:span> <text:span text:style-name="Source_20_Text">from scipy import stats</text:span></text:p>
        </text:list-item>
        <text:list-item>
          <text:p text:style-name="P15"><text:span text:style-name="Strong_20_Emphasis">Machine Learning</text:span> – AI that learns from data.<text:line-break/><text:span text:style-name="Emphasis">Example:</text:span> <text:span text:style-name="Source_20_Text">model.fit(X_train, y_train)</text:span></text:p>
        </text:list-item>
        <text:list-item>
          <text:p text:style-name="P15"><text:span text:style-name="Strong_20_Emphasis">Data Science</text:span> – Using statistics, analysis, and ML for insights.<text:line-break/><text:span text:style-name="Emphasis">Example:</text:span> <text:span text:style-name="Source_20_Text">import seaborn as sns; sns.pairplot(data)</text:span></text:p>
        </text:list-item>
        <text:list-item>
          <text:p text:style-name="P15"><text:span text:style-name="Strong_20_Emphasis">Generative AI</text:span> – AI that creates text, images, or code.<text:line-break/><text:soft-page-break/><text:span text:style-name="Emphasis">Example:</text:span> <text:span text:style-name="Source_20_Text">ai.generate("Write a poem about the ocean")</text:span></text:p>
        </text:list-item>
      </text:list>
      <text:p text:style-name="Horizontal_20_Line"/>
      <text:h text:style-name="Heading_20_2" text:outline-level="2"><text:span text:style-name="Strong_20_Emphasis">6. Development Tools</text:span></text:h>
      <text:list xml:id="list7827483849227838205" text:style-name="L20">
        <text:list-item>
          <text:p text:style-name="P16"><text:span text:style-name="Strong_20_Emphasis">Git</text:span> – Version control for tracking code changes.<text:line-break/><text:span text:style-name="Emphasis">Example:</text:span> <text:span text:style-name="Source_20_Text">git commit -m "Initial commit"</text:span></text:p>
        </text:list-item>
        <text:list-item>
          <text:p text:style-name="P16"><text:span text:style-name="Strong_20_Emphasis">GitHub/GitLab/Bitbucket</text:span> – Remote code repositories.<text:line-break/><text:span text:style-name="Emphasis">Example:</text:span> <text:span text:style-name="Emphasis">Push code to GitHub with:</text:span> <text:span text:style-name="Source_20_Text">git push origin main</text:span></text:p>
        </text:list-item>
        <text:list-item>
          <text:p text:style-name="P16"><text:span text:style-name="Strong_20_Emphasis">Excel</text:span> – Spreadsheet program for organizing data.<text:line-break/><text:span text:style-name="Emphasis">Example:</text:span> <text:span text:style-name="Source_20_Text">=SUM(A1:A10)</text:span></text:p>
        </text:list-item>
        <text:list-item>
          <text:p text:style-name="P16"><text:span text:style-name="Strong_20_Emphasis">XML</text:span> – Markup language for storing data.<text:line-break/><text:span text:style-name="Emphasis">Example:</text:span> <text:span text:style-name="Source_20_Text">&lt;user&gt;&lt;name&gt;John&lt;/name&gt;&lt;/user&gt;</text:span></text:p>
        </text:list-item>
        <text:list-item>
          <text:p text:style-name="P16"><text:span text:style-name="Strong_20_Emphasis">DSA (Data Structures &amp; Algorithms)</text:span> – Core CS concepts for problem-solving.<text:line-break/><text:span text:style-name="Emphasis">Example:</text:span> <text:span text:style-name="Source_20_Text">stack = [1, 2, 3] # Push and pop elements</text:span></text:p>
        </text:list-item>
      </text:list>
      <text:p text:style-name="Standard"/>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Arial, sans-serif"/>
    <style:font-face style:name="Tahoma1" svg:font-family="Tahoma"/>
    <style:font-face style:name="Verdana" svg:font-family="Verdan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49M48S</meta:editing-duration>
    <meta:editing-cycles>3</meta:editing-cycles>
    <meta:generator>OpenOffice/4.1.15$Win32 OpenOffice.org_project/4115m2$Build-9813</meta:generator>
    <dc:date>2025-08-10T23:09:09.66</dc:date>
    <meta:document-statistic meta:table-count="0" meta:image-count="0" meta:object-count="0" meta:page-count="10" meta:paragraph-count="156" meta:word-count="2200" meta:character-count="13926"/>
    <dc:creator>Joseph Malone</dc:creator>
    <meta:user-defined meta:name="Info 1"/>
    <meta:user-defined meta:name="Info 2"/>
    <meta:user-defined meta:name="Info 3"/>
    <meta:user-defined meta:name="Info 4"/>
  </office:meta>
</office:document-meta>
</file>